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02cm solid #000000" fo:border-bottom="0.002cm solid #000000" style:shadow="none"/>
    </style:style>
    <style:style style:name="P3" style:family="paragraph" style:parent-style-name="Frame_20_contents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11.834cm" svg:y="0.049cm" svg:width="5.121cm" draw:z-index="0"><draw:text-box fo:min-height="2.242cm"><text:p text:style-name="P3"><text:span text:style-name="T1">17 ans :</text:span> <text:s text:c="30"/>Née le 21/01/94 à Nantes Actuellement en Terminal S <text:s text:c="5"/>Lycée Diwan CARHAIX (29) </text:p></draw:text-box></draw:frame>Nolwenn <text:span text:style-name="T2">HERMOUET-SERAZIN</text:span></text:p>
      <text:p text:style-name="Standard">La Chapelle de Tréfin</text:p>
      <text:p text:style-name="Standard">56350 RIEUX</text:p>
      <text:p text:style-name="Standard">06 59 15 72 26 </text:p>
      <text:p text:style-name="Standard"><text:a xlink:type="simple" xlink:href="mailto:elfigland-bzh@hotmail.fr">elfigland-bzh@hotmail.fr</text:a></text:p>
      <text:p text:style-name="Standard"/>
      <text:p text:style-name="Standard"><text:tab/></text:p>
      <text:p text:style-name="Standard"><text:s text:c="35"/></text:p>
      <text:p text:style-name="Standard"/>
      <text:p text:style-name="P2">SCOLARITE <text:s/></text:p>
      <text:p text:style-name="Standard"/>
      <text:p text:style-name="Standard"/>
      <text:p text:style-name="Standard">Scolarisée à DIWAN depuis la maternelle</text:p>
      <text:p text:style-name="Standard"><text:s text:c="2"/>LV1 Anglais, LV2 Español, </text:p>
      <text:p text:style-name="Standard"/>
      <text:p text:style-name="P1">Diplômes obtenus :</text:p>
      <text:p text:style-name="Standard"><text:s/>Brevet des collèges, DNB (mention TB 2009)</text:p>
      <text:p text:style-name="Standard"><text:s/>Brevet des collèges en Breton, AKED (mention B 2009) </text:p>
      <text:p text:style-name="Standard"><text:s/>PSC1 (AFPS), brevet de premier secoure</text:p>
      <text:p text:style-name="Standard"><text:s/>Conduite accompagnée en cours</text:p>
      <text:p text:style-name="Standard"/>
      <text:p text:style-name="Standard"/>
      <text:p text:style-name="Standard"><text:span text:style-name="T1">Projets d'études :</text:span> travailler dans le domaine des sciences du vivant <text:s/></text:p>
      <text:p text:style-name="Standard"><text:s/>prépa BCPST (biologie : agro-véto) envisagée</text:p>
      <text:p text:style-name="Standard"/>
      <text:p text:style-name="Standard"/>
      <text:p text:style-name="P2">CENTRE d' INTERETS</text:p>
      <text:p text:style-name="Standard"/>
      <text:p text:style-name="Standard"/>
      <text:p text:style-name="Standard"><text:s/>11 ans de pratique de la danse bretonne, avec concours et spectacles en costumes</text:p>
      <text:p text:style-name="Standard"><text:s text:c="2"/>3 ans de bombarde (instrument de musique), obtention du premier cycle (du conservatoire)</text:p>
      <text:p text:style-name="Standard"/>
      <text:p text:style-name="Standard"/>
      <text:p text:style-name="Standard"/>
      <text:p text:style-name="Standard"/>
      <text:p text:style-name="Standard"/>
      <text:p text:style-name="P2">PERSONNALITE</text:p>
      <text:p text:style-name="Standard"><text:s/></text:p>
      <text:p text:style-name="Standard"/>
      <text:p text:style-name="Standard"><text:s/>J'adore: * Jouer, lire, etre au contacte des enfants ainsi que de la nature et des animaux, </text:p>
      <text:p text:style-name="Standard"><text:s text:c="17"/>la musique, le chant, la danse, le cinéma</text:p>
      <text:p text:style-name="Standard"><text:s text:c="13"/></text:p>
      <text:p text:style-name="Standard"><text:s text:c="15"/>*Le sport: la randonnée, la natation </text:p>
      <text:p text:style-name="Standard"/>
      <text:p text:style-name="Standard"/>
      <text:p text:style-name="Standard">Je suis : Sérieuse, souriante, calme et très sociable avec les enf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éline Serazin</meta:initial-creator>
    <meta:creation-date>2011-02-19T16:47:33.51</meta:creation-date>
    <dc:date>2011-08-25T18:31:23.82</dc:date>
    <dc:creator>Céline Serazin</dc:creator>
    <meta:editing-duration>PT00H17M05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1" meta:paragraph-count="28" meta:word-count="161" meta:character-count="1117"/>
  </office:meta>
</office:document-meta>
</file>